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2cba" officeooo:paragraph-rsid="00122cb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tab/> * 使用字节输出流写入文件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writer();</text:p>
      <text:p text:style-name="P1"><text:tab/>}</text:p>
      <text:p text:style-name="P1"><text:s text:c="4"/>public static void writer(){</text:p>
      <text:p text:style-name="P1"><text:s text:c="4"/><text:tab/>//创建字节输出流的对象</text:p>
      <text:p text:style-name="P1"><text:s text:c="4"/><text:tab/>OutputStream out=null;</text:p>
      <text:p text:style-name="P1"><text:s text:c="4"/><text:tab/>try {</text:p>
      <text:p text:style-name="P1"><text:tab/> <text:s text:c="5"/>out=new FileOutputStream("a.txt");</text:p>
      <text:p text:style-name="P1"><text:tab/> <text:s text:c="5"/>String str="helloworld";</text:p>
      <text:p text:style-name="P1"><text:tab/> <text:s text:c="5"/>//把字符串变成字节数组</text:p>
      <text:p text:style-name="P1"><text:tab/> <text:s text:c="5"/>//写单个字节</text:p>
      <text:p text:style-name="P1"><text:tab/> <text:s text:c="5"/>byte[] cha=str.getBytes();</text:p>
      <text:p text:style-name="P1"><text:tab/> <text:s text:c="5"/>for(byte b: cha){</text:p>
      <text:p text:style-name="P1"><text:tab/> <text:s text:c="3"/><text:tab/> <text:s/>out.write(b);</text:p>
      <text:p text:style-name="P1"><text:tab/> <text:s text:c="5"/>}</text:p>
      <text:p text:style-name="P1"><text:tab/><text:tab/>} catch (FileNotFoundException e) {</text:p>
      <text:p text:style-name="P1"><text:tab/><text:tab/><text:tab/>// TODO Auto-generated catch block</text:p>
      <text:p text:style-name="P1"><text:tab/><text:tab/><text:tab/>e.printStackTrace();</text:p>
      <text:p text:style-name="P1"><text:tab/><text:tab/>}catch (IOException e){</text:p>
      <text:p text:style-name="P1"><text:tab/><text:tab/><text:tab/>e.printStackTrace();</text:p>
      <text:p text:style-name="P1"><text:tab/><text:tab/>}finally{</text:p>
      <text:p text:style-name="P1"><text:tab/><text:tab/><text:tab/>if(out!=null){</text:p>
      <text:p text:style-name="P1"><text:tab/><text:tab/><text:tab/><text:tab/>try {</text:p>
      <text:p text:style-name="P1"><text:tab/><text:tab/><text:tab/><text:tab/><text:tab/>out.close();</text:p>
      <text:p text:style-name="P1"><text:tab/><text:tab/><text:tab/><text:tab/>} catch (IOException e) {</text:p>
      <text:p text:style-name="P1"><text:tab/><text:tab/><text:tab/><text:tab/><text:tab/>// TODO Auto-generated catch block</text:p>
      <text:p text:style-name="P1"><text:tab/><text:tab/><text:tab/><text:tab/><text:tab/>e.printStackTrace()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s text:c="4"/><text:tab/>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3.0.3$Windows_X86_64 LibreOffice_project/7074905676c47b82bbcfbea1aeefc84afe1c50e1</meta:generator>
    <dc:date>2017-12-29T09:43:00.091000000</dc:date>
    <meta:document-statistic meta:table-count="0" meta:image-count="0" meta:object-count="0" meta:page-count="1" meta:paragraph-count="36" meta:word-count="109" meta:character-count="703" meta:non-whitespace-character-count="519"/>
    <meta:user-defined meta:name="Info 1"/>
    <meta:user-defined meta:name="Info 2"/>
    <meta:user-defined meta:name="Info 3"/>
    <meta:user-defined meta:name="Info 4"/>
  </office:meta>
</office:document-meta>
</file>